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ObjectReplacements/Object 2" manifest:media-type=""/>
  <manifest:file-entry manifest:full-path="ObjectReplacements/Object 1" manifest:media-type=""/>
  <manifest:file-entry manifest:full-path="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0"/>
    <style:style style:name="ce2" style:family="table-cell" style:parent-style-name="Default" style:data-style-name="N10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0"/>
    <style:style style:name="ce11" style:family="table-cell" style:parent-style-name="Default" style:data-style-name="N10"/>
    <style:style style:name="ce3" style:family="table-cell" style:parent-style-name="Default" style:data-style-name="N1"/>
    <style:style style:name="ce9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ustomer acquisition" table:style-name="ta1">
        <table:table-column table:style-name="co1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default-cell-style-name="Default"/>
        <table:table-column table:style-name="co1" table:default-cell-style-name="ce10"/>
        <table:table-column table:style-name="co2" table:number-columns-repeated="1019" table:default-cell-style-name="Default"/>
        <table:table-row table:style-name="ro1">
          <table:table-cell table:style-name="ce8"/>
          <table:table-cell table:style-name="ce8" office:value-type="string" calcext:value-type="string">
            <text:p>Cost per lead</text:p>
          </table:table-cell>
          <table:table-cell table:style-name="ce8" office:value-type="string" calcext:value-type="string">
            <text:p>Survival rate</text:p>
          </table:table-cell>
          <table:table-cell table:style-name="ce8" office:value-type="string" calcext:value-type="string">
            <text:p>No customers</text:p>
          </table:table-cell>
          <table:table-cell table:style-name="ce8" office:value-type="string" calcext:value-type="string">
            <text:p>Total stage cost</text:p>
          </table:table-cell>
          <table:table-cell table:style-name="ce8" table:number-columns-repeated="1019"/>
        </table:table-row>
        <table:table-row table:style-name="ro1">
          <table:table-cell office:value-type="string" calcext:value-type="string">
            <text:p>Trade show lead</text:p>
          </table:table-cell>
          <table:table-cell office:value-type="currency" office:currency="EUR" office:value="100" calcext:value-type="currency">
            <text:p>100 €</text:p>
          </table:table-cell>
          <table:table-cell office:value-type="percentage" office:value="1" calcext:value-type="percentage">
            <text:p>100 %</text:p>
          </table:table-cell>
          <table:table-cell office:value-type="float" office:value="10" calcext:value-type="float">
            <text:p>10</text:p>
          </table:table-cell>
          <table:table-cell table:formula="of:=[.B2]*[.D2]" office:value-type="currency" office:currency="EUR" office:value="1000" calcext:value-type="currency">
            <text:p>1.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ion</text:p>
          </table:table-cell>
          <table:table-cell office:value-type="currency" office:currency="EUR" office:value="5000" calcext:value-type="currency">
            <text:p>5.000 €</text:p>
          </table:table-cell>
          <table:table-cell office:value-type="percentage" office:value="0.2" calcext:value-type="percentage">
            <text:p>20 %</text:p>
          </table:table-cell>
          <table:table-cell office:value-type="float" office:value="2" calcext:value-type="float">
            <text:p>2</text:p>
          </table:table-cell>
          <table:table-cell table:formula="of:=[.B3]*[.D3]" office:value-type="currency" office:currency="EUR" office:value="10000" calcext:value-type="currency">
            <text:p>10.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le</text:p>
          </table:table-cell>
          <table:table-cell office:value-type="currency" office:currency="EUR" office:value="2000" calcext:value-type="currency">
            <text:p>2.000 €</text:p>
          </table:table-cell>
          <table:table-cell office:value-type="percentage" office:value="0.5" calcext:value-type="percentage">
            <text:p>50 %</text:p>
          </table:table-cell>
          <table:table-cell office:value-type="float" office:value="1" calcext:value-type="float">
            <text:p>1</text:p>
          </table:table-cell>
          <table:table-cell table:formula="of:=[.B4]*[.D4]" office:value-type="currency" office:currency="EUR" office:value="2000" calcext:value-type="currency">
            <text:p>2.000 €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stomer acquisition cost =</text:p>
          </table:table-cell>
          <table:table-cell table:style-name="Default" table:number-columns-repeated="2"/>
          <table:table-cell/>
          <table:table-cell table:formula="of:=SUM([.E2:.E4])" office:value-type="currency" office:currency="EUR" office:value="13000" calcext:value-type="currency">
            <text:p>13.000 €</text:p>
          </table:table-cell>
          <table:table-cell table:number-columns-repeated="1019"/>
        </table:table-row>
      </table:table>
      <table:table table:name="Customer churn" table:style-name="ta1">
        <table:shapes>
          <draw:frame draw:z-index="0" draw:style-name="gr1" draw:text-style-name="P1" svg:width="15.987cm" svg:height="8.984cm" svg:x="0.336cm" svg:y="3.301cm">
            <draw:object draw:notify-on-update-of-ranges="'Customer churn'.A3:'Customer churn'.A3 'Customer churn'.B3:'Customer churn'.G3 'Customer churn'.A4:'Customer churn'.A4 'Customer churn'.B4:'Customer churn'.G4 'Customer churn'.A5:'Customer churn'.A5 'Customer churn'.B5:'Customer churn'.G5 'Customer churn'.A6:'Customer churn'.A6 'Customer churn'.B6:'Customer churn'.G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1"/>
        <table:table-column table:style-name="co3" table:default-cell-style-name="Default"/>
        <table:table-column table:style-name="co3" table:number-columns-repeated="5" table:default-cell-style-name="ce3"/>
        <table:table-column table:style-name="co2" table:number-columns-repeated="1017" table:default-cell-style-name="Default"/>
        <table:table-row table:style-name="ro1">
          <table:table-cell table:style-name="ce8"/>
          <table:table-cell table:style-name="ce8" office:value-type="string" calcext:value-type="string">
            <text:p>Time-frame</text:p>
          </table:table-cell>
          <table:table-cell table:style-name="ce8" table:number-columns-repeated="1022"/>
        </table:table-row>
        <table:table-row table:style-name="ro1">
          <table:table-cell table:style-name="ce8" office:value-type="string" calcext:value-type="string">
            <text:p>Churn</text:p>
          </table:table-cell>
          <table:table-cell table:style-name="ce8" office:value-type="string" calcext:value-type="string">
            <text:p>Start</text:p>
          </table:table-cell>
          <table:table-cell table:style-name="ce8" office:value-type="string" calcext:value-type="string">
            <text:p>1 month</text:p>
          </table:table-cell>
          <table:table-cell table:style-name="ce8" office:value-type="string" calcext:value-type="string">
            <text:p>6 month</text:p>
          </table:table-cell>
          <table:table-cell table:style-name="ce8" office:value-type="string" calcext:value-type="string">
            <text:p>1 year</text:p>
          </table:table-cell>
          <table:table-cell table:style-name="ce8" office:value-type="string" calcext:value-type="string">
            <text:p>2 years</text:p>
          </table:table-cell>
          <table:table-cell table:style-name="ce8" office:value-type="string" calcext:value-type="string">
            <text:p>5 years</text:p>
          </table:table-cell>
          <table:table-cell table:style-name="ce8" table:number-columns-repeated="1017"/>
        </table:table-row>
        <table:table-row table:style-name="ro1">
          <table:table-cell office:value-type="percentage" office:value="0.2" calcext:value-type="percentage">
            <text:p>20 %</text:p>
          </table:table-cell>
          <table:table-cell office:value-type="float" office:value="100" calcext:value-type="float">
            <text:p>100</text:p>
          </table:table-cell>
          <table:table-cell table:formula="of:=[.$B3]*(1-[.$A3])^1" office:value-type="float" office:value="80" calcext:value-type="float">
            <text:p>80</text:p>
          </table:table-cell>
          <table:table-cell table:formula="of:=[.$B3]*(1-[.$A3])^6" office:value-type="float" office:value="26.2144" calcext:value-type="float">
            <text:p>26</text:p>
          </table:table-cell>
          <table:table-cell table:formula="of:=[.$B3]*(1-[.$A3])^12" office:value-type="float" office:value="6.8719476736" calcext:value-type="float">
            <text:p>7</text:p>
          </table:table-cell>
          <table:table-cell table:formula="of:=[.$B3]*(1-[.$A3])^24" office:value-type="float" office:value="0.472236648286965" calcext:value-type="float">
            <text:p>0</text:p>
          </table:table-cell>
          <table:table-cell table:formula="of:=[.$B3]*(1-[.$A3])^60" office:value-type="float" office:value="0.000153249554086589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percentage" office:value="0.1" calcext:value-type="percentage">
            <text:p>10 %</text:p>
          </table:table-cell>
          <table:table-cell office:value-type="float" office:value="100" calcext:value-type="float">
            <text:p>100</text:p>
          </table:table-cell>
          <table:table-cell table:formula="of:=[.$B4]*(1-[.$A4])^1" office:value-type="float" office:value="90" calcext:value-type="float">
            <text:p>90</text:p>
          </table:table-cell>
          <table:table-cell table:formula="of:=[.$B4]*(1-[.$A4])^6" office:value-type="float" office:value="53.1441" calcext:value-type="float">
            <text:p>53</text:p>
          </table:table-cell>
          <table:table-cell table:formula="of:=[.$B4]*(1-[.$A4])^12" office:value-type="float" office:value="28.2429536481" calcext:value-type="float">
            <text:p>28</text:p>
          </table:table-cell>
          <table:table-cell table:formula="of:=[.$B4]*(1-[.$A4])^24" office:value-type="float" office:value="7.97664430768726" calcext:value-type="float">
            <text:p>8</text:p>
          </table:table-cell>
          <table:table-cell table:formula="of:=[.$B4]*(1-[.$A4])^60" office:value-type="float" office:value="0.179701029991443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percentage" office:value="0.05" calcext:value-type="percentage">
            <text:p>5 %</text:p>
          </table:table-cell>
          <table:table-cell office:value-type="float" office:value="100" calcext:value-type="float">
            <text:p>100</text:p>
          </table:table-cell>
          <table:table-cell table:formula="of:=[.$B5]*(1-[.$A5])^1" office:value-type="float" office:value="95" calcext:value-type="float">
            <text:p>95</text:p>
          </table:table-cell>
          <table:table-cell table:formula="of:=[.$B5]*(1-[.$A5])^6" office:value-type="float" office:value="73.5091890625" calcext:value-type="float">
            <text:p>74</text:p>
          </table:table-cell>
          <table:table-cell table:formula="of:=[.$B5]*(1-[.$A5])^12" office:value-type="float" office:value="54.0360087662637" calcext:value-type="float">
            <text:p>54</text:p>
          </table:table-cell>
          <table:table-cell table:formula="of:=[.$B5]*(1-[.$A5])^24" office:value-type="float" office:value="29.1989024338772" calcext:value-type="float">
            <text:p>29</text:p>
          </table:table-cell>
          <table:table-cell table:formula="of:=[.$B5]*(1-[.$A5])^60" office:value-type="float" office:value="4.60697989869519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percentage" office:value="0.01" calcext:value-type="percentage">
            <text:p>1 %</text:p>
          </table:table-cell>
          <table:table-cell office:value-type="float" office:value="100" calcext:value-type="float">
            <text:p>100</text:p>
          </table:table-cell>
          <table:table-cell table:formula="of:=[.$B6]*(1-[.$A6])^1" office:value-type="float" office:value="99" calcext:value-type="float">
            <text:p>99</text:p>
          </table:table-cell>
          <table:table-cell table:formula="of:=[.$B6]*(1-[.$A6])^6" office:value-type="float" office:value="94.1480149401" calcext:value-type="float">
            <text:p>94</text:p>
          </table:table-cell>
          <table:table-cell table:formula="of:=[.$B6]*(1-[.$A6])^12" office:value-type="float" office:value="88.6384871716129" calcext:value-type="float">
            <text:p>89</text:p>
          </table:table-cell>
          <table:table-cell table:formula="of:=[.$B6]*(1-[.$A6])^24" office:value-type="float" office:value="78.5678140807219" calcext:value-type="float">
            <text:p>79</text:p>
          </table:table-cell>
          <table:table-cell table:formula="of:=[.$B6]*(1-[.$A6])^60" office:value-type="float" office:value="54.7156642390761" calcext:value-type="float">
            <text:p>55</text:p>
          </table:table-cell>
          <table:table-cell table:number-columns-repeated="1017"/>
        </table:table-row>
      </table:table>
      <table:table table:name="Pie Chart" table:style-name="ta1">
        <table:shapes>
          <draw:frame draw:z-index="0" draw:style-name="gr1" draw:text-style-name="P1" svg:width="15.999cm" svg:height="8.999cm" svg:x="4.616cm" svg:y="1.454cm">
            <draw:object draw:notify-on-update-of-ranges="'Pie Chart'.A4:'Pie Chart'.A9 'Pie Chart'.B4:'Pie Chart'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9"/>
        <table:table-row table:style-name="ro1" table:number-rows-repeated="3">
          <table:table-cell/>
          <table:table-cell table:style-name="Default"/>
        </table:table-row>
        <table:table-row table:style-name="ro1">
          <table:table-cell office:value-type="string" calcext:value-type="string">
            <text:p>Child</text:p>
          </table:table-cell>
          <table:table-cell office:value-type="percentage" office:value="0.04" calcext:value-type="percentage">
            <text:p>4,00 %</text:p>
          </table:table-cell>
        </table:table-row>
        <table:table-row table:style-name="ro1">
          <table:table-cell office:value-type="string" calcext:value-type="string">
            <text:p>Teenager</text:p>
          </table:table-cell>
          <table:table-cell office:value-type="percentage" office:value="0.13" calcext:value-type="percentage">
            <text:p>13,00 %</text:p>
          </table:table-cell>
        </table:table-row>
        <table:table-row table:style-name="ro1">
          <table:table-cell office:value-type="string" calcext:value-type="string">
            <text:p>Single adult</text:p>
          </table:table-cell>
          <table:table-cell office:value-type="percentage" office:value="0.21" calcext:value-type="percentage">
            <text:p>21,00 %</text:p>
          </table:table-cell>
        </table:table-row>
        <table:table-row table:style-name="ro1">
          <table:table-cell office:value-type="string" calcext:value-type="string">
            <text:p>Married no kids</text:p>
          </table:table-cell>
          <table:table-cell office:value-type="percentage" office:value="0.27" calcext:value-type="percentage">
            <text:p>27,00 %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percentage" office:value="0.23" calcext:value-type="percentage">
            <text:p>23,00 %</text:p>
          </table:table-cell>
        </table:table-row>
        <table:table-row table:style-name="ro1">
          <table:table-cell office:value-type="string" calcext:value-type="string">
            <text:p>Grandparent</text:p>
          </table:table-cell>
          <table:table-cell table:formula="of:=100%-SUM([.B4:.B8])" office:value-type="percentage" office:value="0.12" calcext:value-type="percentage">
            <text:p>12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.00.0000</text:date>, <text:time style:data-style-name="N2" text:time-value="18:31:06.4925174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30T14:47:03.976119001</meta:creation-date>
    <dc:date>2021-03-07T18:31:16.955678858</dc:date>
    <meta:editing-duration>PT14M8S</meta:editing-duration>
    <meta:editing-cycles>5</meta:editing-cycles>
    <meta:generator>LibreOffice/7.1.1.2$Linux_X86_64 LibreOffice_project/dd797d330b34196606d0870aaa694e9504402ca1</meta:generator>
    <dc:creator>Dirk Riehle</dc:creator>
    <meta:document-statistic meta:table-count="3" meta:cell-count="6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8cm" svg:height="8.985cm" xlink:href=".." xlink:type="simple" chart:class="chart:line" chart:style-name="ch1">
        <chart:legend chart:legend-position="end" svg:x="13.84cm" svg:y="3.434cm" style:legend-expansion="high" chart:style-name="ch2"/>
        <chart:plot-area chart:style-name="ch3" table:cell-range-address="'Customer churn'.A3:'Customer churn'.G6" chart:data-source-has-labels="column" svg:x="0.319cm" svg:y="0.179cm" svg:width="13.202cm" svg:height="8.627cm">
          <chart:coordinate-region svg:x="0.951cm" svg:y="0.381cm" svg:width="12.282cm" svg:height="7.7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ustomer churn'.B3:'Customer churn'.G3" chart:label-cell-address="'Customer churn'.A3:'Customer churn'.A3" chart:class="chart:line">
            <chart:data-point chart:repeated="6"/>
          </chart:series>
          <chart:series chart:style-name="ch7" chart:values-cell-range-address="'Customer churn'.B4:'Customer churn'.G4" chart:label-cell-address="'Customer churn'.A4:'Customer churn'.A4" chart:class="chart:line">
            <chart:data-point chart:repeated="6"/>
          </chart:series>
          <chart:series chart:style-name="ch8" chart:values-cell-range-address="'Customer churn'.B5:'Customer churn'.G5" chart:label-cell-address="'Customer churn'.A5:'Customer churn'.A5" chart:class="chart:line">
            <chart:data-point chart:repeated="6"/>
          </chart:series>
          <chart:series chart:style-name="ch9" chart:values-cell-range-address="'Customer churn'.B6:'Customer churn'.G6" chart:label-cell-address="'Customer churn'.A6:'Customer churn'.A6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20 %</text:p>
                <draw:g>
                  <svg:desc>'Customer churn'.A3:'Customer churn'.A3</svg:desc>
                </draw:g>
              </table:table-cell>
              <table:table-cell office:value-type="float" office:value="100">
                <text:p>100</text:p>
                <draw:g>
                  <svg:desc>'Customer churn'.B3:'Customer churn'.G3</svg:desc>
                </draw:g>
              </table:table-cell>
              <table:table-cell office:value-type="float" office:value="80">
                <text:p>80</text:p>
              </table:table-cell>
              <table:table-cell office:value-type="float" office:value="26.2144">
                <text:p>26.2144</text:p>
              </table:table-cell>
              <table:table-cell office:value-type="float" office:value="6.8719476736">
                <text:p>6.8719476736</text:p>
              </table:table-cell>
              <table:table-cell office:value-type="float" office:value="0.472236648286965">
                <text:p>0.472236648286965</text:p>
              </table:table-cell>
              <table:table-cell office:value-type="float" office:value="0.000153249554086589">
                <text:p>0.000153249554086589</text:p>
              </table:table-cell>
            </table:table-row>
            <table:table-row>
              <table:table-cell office:value-type="string">
                <text:p>10 %</text:p>
                <draw:g>
                  <svg:desc>'Customer churn'.A4:'Customer churn'.A4</svg:desc>
                </draw:g>
              </table:table-cell>
              <table:table-cell office:value-type="float" office:value="100">
                <text:p>100</text:p>
                <draw:g>
                  <svg:desc>'Customer churn'.B4:'Customer churn'.G4</svg:desc>
                </draw:g>
              </table:table-cell>
              <table:table-cell office:value-type="float" office:value="90">
                <text:p>90</text:p>
              </table:table-cell>
              <table:table-cell office:value-type="float" office:value="53.1441">
                <text:p>53.1441</text:p>
              </table:table-cell>
              <table:table-cell office:value-type="float" office:value="28.2429536481">
                <text:p>28.2429536481</text:p>
              </table:table-cell>
              <table:table-cell office:value-type="float" office:value="7.97664430768726">
                <text:p>7.97664430768726</text:p>
              </table:table-cell>
              <table:table-cell office:value-type="float" office:value="0.179701029991443">
                <text:p>0.179701029991443</text:p>
              </table:table-cell>
            </table:table-row>
            <table:table-row>
              <table:table-cell office:value-type="string">
                <text:p>5 %</text:p>
                <draw:g>
                  <svg:desc>'Customer churn'.A5:'Customer churn'.A5</svg:desc>
                </draw:g>
              </table:table-cell>
              <table:table-cell office:value-type="float" office:value="100">
                <text:p>100</text:p>
                <draw:g>
                  <svg:desc>'Customer churn'.B5:'Customer churn'.G5</svg:desc>
                </draw:g>
              </table:table-cell>
              <table:table-cell office:value-type="float" office:value="95">
                <text:p>95</text:p>
              </table:table-cell>
              <table:table-cell office:value-type="float" office:value="73.5091890625">
                <text:p>73.5091890625</text:p>
              </table:table-cell>
              <table:table-cell office:value-type="float" office:value="54.0360087662637">
                <text:p>54.0360087662637</text:p>
              </table:table-cell>
              <table:table-cell office:value-type="float" office:value="29.1989024338772">
                <text:p>29.1989024338772</text:p>
              </table:table-cell>
              <table:table-cell office:value-type="float" office:value="4.60697989869519">
                <text:p>4.60697989869519</text:p>
              </table:table-cell>
            </table:table-row>
            <table:table-row>
              <table:table-cell office:value-type="string">
                <text:p>1 %</text:p>
                <draw:g>
                  <svg:desc>'Customer churn'.A6:'Customer churn'.A6</svg:desc>
                </draw:g>
              </table:table-cell>
              <table:table-cell office:value-type="float" office:value="100">
                <text:p>100</text:p>
                <draw:g>
                  <svg:desc>'Customer churn'.B6:'Customer churn'.G6</svg:desc>
                </draw:g>
              </table:table-cell>
              <table:table-cell office:value-type="float" office:value="99">
                <text:p>99</text:p>
              </table:table-cell>
              <table:table-cell office:value-type="float" office:value="94.1480149401">
                <text:p>94.1480149401</text:p>
              </table:table-cell>
              <table:table-cell office:value-type="float" office:value="88.6384871716129">
                <text:p>88.6384871716129</text:p>
              </table:table-cell>
              <table:table-cell office:value-type="float" office:value="78.5678140807219">
                <text:p>78.5678140807219</text:p>
              </table:table-cell>
              <table:table-cell office:value-type="float" office:value="54.7156642390761">
                <text:p>54.7156642390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svg:stroke-width="0.1cm" svg:stroke-color="#ffffff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0.69cm" svg:y="2.337cm" style:legend-expansion="high" chart:style-name="ch2"/>
        <chart:plot-area chart:style-name="ch3" table:cell-range-address="'Pie Chart'.A4:'Pie Chart'.B9" chart:data-source-has-labels="column" svg:x="0.32cm" svg:y="0.18cm" svg:width="10.704cm" svg:height="8.64cm">
          <chart:coordinate-region svg:x="1.352cm" svg:y="0.181cm" svg:width="8.639cm" svg:height="8.639cm"/>
          <chart:axis chart:dimension="x" chart:name="primary-x" chart:style-name="ch4" chartooo:axis-type="auto">
            <chartooo:date-scale/>
            <chart:categories table:cell-range-address="'Pie Chart'.A4:'Pie Chart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e Chart'.B4:'Pie Chart'.B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hild</text:p>
                <draw:g>
                  <svg:desc>'Pie Chart'.A4:'Pie Chart'.A9</svg:desc>
                </draw:g>
              </table:table-cell>
              <table:table-cell office:value-type="float" office:value="0.04">
                <text:p>0.04</text:p>
                <draw:g>
                  <svg:desc>'Pie Chart'.B4:'Pie Chart'.B9</svg:desc>
                </draw:g>
              </table:table-cell>
            </table:table-row>
            <table:table-row>
              <table:table-cell office:value-type="string">
                <text:p>Teenager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Single adult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Married no kids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Parent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Grandparent</text:p>
              </table:table-cell>
              <table:table-cell office:value-type="float" office:value="0.12">
                <text:p>0.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1.1.2$Linux_X86_64 LibreOffice_project/dd797d330b34196606d0870aaa694e9504402ca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